
<file path=META-INF/manifest.xml><?xml version="1.0" encoding="utf-8"?>
<manifest:manifest xmlns:manifest="urn:oasis:names:tc:opendocument:xmlns:manifest:1.0">
  <manifest:file-entry manifest:full-path="/" manifest:media-type="application/vnd.oasis.opendocument.text"/>
  <manifest:file-entry manifest:full-path="Object 2" manifest:media-type="application/octet-stream"/>
  <manifest:file-entry manifest:full-path="Object 1" manifest:media-type="application/octet-stream"/>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autospace="none" fo:margin-bottom="0in" fo:line-height="100%"/>
      <style:text-properties style:font-name="Times New Roman" fo:font-size="12pt" style:font-size-asian="12pt" style:font-size-complex="12pt"/>
    </style:style>
    <style:style style:name="P2" style:parent-style-name="Normal" style:family="paragraph">
      <style:paragraph-properties style:text-autospace="none" fo:margin-bottom="0in" fo:line-height="100%"/>
      <style:text-properties style:font-name="Times New Roman" fo:font-size="12pt" style:font-size-asian="12pt" style:font-size-complex="12pt"/>
    </style:style>
    <style:style style:name="P3" style:parent-style-name="Normal" style:family="paragraph">
      <style:paragraph-properties style:text-autospace="none" fo:margin-bottom="0in" fo:line-height="100%"/>
      <style:text-properties style:font-name="Times New Roman" fo:font-size="12pt" style:font-size-asian="12pt" style:font-size-complex="12pt"/>
    </style:style>
    <style:style style:name="P4" style:parent-style-name="Normal" style:family="paragraph">
      <style:paragraph-properties style:text-autospace="none" fo:margin-bottom="0in" fo:line-height="100%"/>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6" style:parent-style-name="Normal" style:family="paragraph">
      <style:paragraph-properties style:text-autospace="none" fo:margin-bottom="0in" fo:line-height="100%"/>
      <style:text-properties style:font-name="Times New Roman" fo:font-size="12pt" style:font-size-asian="12pt" style:font-size-complex="12pt"/>
    </style:style>
    <style:style style:name="P7" style:parent-style-name="Normal" style:family="paragraph">
      <style:paragraph-properties style:text-autospace="none" fo:margin-bottom="0in" fo:line-height="100%"/>
      <style:text-properties style:font-name="Times New Roman" fo:font-size="12pt" style:font-size-asian="12pt" style:font-size-complex="12pt"/>
    </style:style>
    <style:style style:name="P8" style:parent-style-name="Normal" style:family="paragraph">
      <style:paragraph-properties style:text-autospace="none" fo:margin-bottom="0in" fo:line-height="100%"/>
      <style:text-properties style:font-name="Times New Roman" fo:font-size="12pt" style:font-size-asian="12pt" style:font-size-complex="12pt"/>
    </style:style>
    <style:style style:name="P9"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10" style:parent-style-name="Normal" style:family="paragraph">
      <style:paragraph-properties style:text-autospace="none" fo:margin-bottom="0in" fo:line-height="100%"/>
      <style:text-properties style:font-name="Times New Roman" fo:font-size="12pt" style:font-size-asian="12pt" style:font-size-complex="12pt"/>
    </style:style>
    <style:style style:name="P11" style:parent-style-name="ListParagraph" style:list-style-name="LFO1" style:family="paragraph">
      <style:paragraph-properties style:text-autospace="none" fo:margin-bottom="0in" fo:line-height="100%"/>
      <style:text-properties style:font-name="Times New Roman" fo:font-size="12pt" style:font-size-asian="12pt" style:font-size-complex="12pt"/>
    </style:style>
    <style:style style:name="P12" style:parent-style-name="Normal" style:family="paragraph">
      <style:paragraph-properties style:text-autospace="none" fo:margin-bottom="0in" fo:line-height="100%"/>
      <style:text-properties style:font-name="Times New Roman" fo:font-size="12pt" style:font-size-asian="12pt" style:font-size-complex="12pt"/>
    </style:style>
    <style:style style:name="P13" style:parent-style-name="ListParagraph" style:list-style-name="LFO1" style:family="paragraph">
      <style:paragraph-properties style:text-autospace="none" fo:margin-bottom="0in" fo:line-height="100%"/>
      <style:text-properties style:font-name="Times New Roman" fo:font-size="12pt" style:font-size-asian="12pt" style:font-size-complex="12pt"/>
    </style:style>
    <style:style style:name="P14" style:parent-style-name="ListParagraph" style:list-style-name="LFO1" style:family="paragraph">
      <style:paragraph-properties style:text-autospace="none" fo:margin-bottom="0in" fo:line-height="100%"/>
      <style:text-properties style:font-name="Times New Roman" fo:font-size="12pt" style:font-size-asian="12pt" style:font-size-complex="12pt"/>
    </style:style>
    <style:style style:name="P15" style:parent-style-name="Normal" style:family="paragraph">
      <style:paragraph-properties style:text-autospace="none" fo:margin-bottom="0in" fo:line-height="100%"/>
      <style:text-properties style:font-name="Times New Roman" fo:font-size="12pt" style:font-size-asian="12pt" style:font-size-complex="12pt"/>
    </style:style>
    <style:style style:name="P16" style:parent-style-name="ListParagraph" style:list-style-name="LFO2" style:family="paragraph">
      <style:paragraph-properties style:text-autospace="none" fo:margin-bottom="0in" fo:line-height="100%"/>
      <style:text-properties style:font-name="Times New Roman" fo:font-size="12pt" style:font-size-asian="12pt" style:font-size-complex="12pt"/>
    </style:style>
    <style:style style:name="P17" style:parent-style-name="ListParagraph" style:list-style-name="LFO2" style:family="paragraph">
      <style:paragraph-properties style:text-autospace="none" fo:margin-bottom="0in" fo:line-height="100%"/>
      <style:text-properties style:font-name="Times New Roman" fo:font-size="12pt" style:font-size-asian="12pt" style:font-size-complex="12pt"/>
    </style:style>
    <style:style style:name="P18" style:parent-style-name="Normal" style:family="paragraph">
      <style:paragraph-properties style:text-autospace="none" fo:margin-bottom="0in" fo:line-height="100%"/>
      <style:text-properties style:font-name="Times New Roman" fo:font-size="12pt" style:font-size-asian="12pt" style:font-size-complex="12pt"/>
    </style:style>
    <style:style style:name="P19"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20" style:parent-style-name="Normal" style:family="paragraph">
      <style:paragraph-properties style:text-autospace="none" fo:margin-bottom="0in" fo:line-height="100%"/>
      <style:text-properties style:font-name="Times New Roman" fo:font-size="12pt" style:font-size-asian="12pt" style:font-size-complex="12pt"/>
    </style:style>
    <style:style style:name="P21" style:parent-style-name="Normal" style:family="paragraph">
      <style:paragraph-properties style:text-autospace="none" fo:margin-bottom="0in" fo:line-height="100%"/>
      <style:text-properties style:font-name="Times New Roman" fo:font-size="12pt" style:font-size-asian="12pt" style:font-size-complex="12pt"/>
    </style:style>
    <style:style style:name="P22" style:parent-style-name="Normal" style:family="paragraph">
      <style:paragraph-properties style:text-autospace="none" fo:margin-bottom="0in" fo:line-height="100%"/>
      <style:text-properties style:font-name="Times New Roman" fo:font-size="12pt" style:font-size-asian="12pt" style:font-size-complex="12pt"/>
    </style:style>
    <style:style style:name="P23" style:parent-style-name="Normal" style:family="paragraph">
      <style:paragraph-properties style:text-autospace="none" fo:margin-bottom="0in" fo:line-height="100%"/>
      <style:text-properties style:font-name="Times New Roman" fo:font-size="12pt" style:font-size-asian="12pt" style:font-size-complex="12pt"/>
    </style:style>
    <style:style style:name="P24" style:parent-style-name="Normal" style:family="paragraph">
      <style:paragraph-properties style:text-autospace="none" fo:margin-bottom="0in" fo:line-height="100%"/>
      <style:text-properties style:font-name="Times New Roman" fo:font-size="12pt" style:font-size-asian="12pt" style:font-size-complex="12pt"/>
    </style:style>
    <style:style style:name="P25" style:parent-style-name="Normal" style:family="paragraph">
      <style:paragraph-properties style:text-autospace="none" fo:margin-bottom="0in" fo:line-height="100%"/>
      <style:text-properties style:font-name="Times New Roman" fo:font-size="12pt" style:font-size-asian="12pt" style:font-size-complex="12pt"/>
    </style:style>
    <style:style style:name="P26" style:parent-style-name="Normal" style:family="paragraph">
      <style:paragraph-properties style:text-autospace="none" fo:margin-bottom="0in" fo:line-height="100%"/>
      <style:text-properties style:font-name="Times New Roman" fo:font-size="12pt" style:font-size-asian="12pt" style:font-size-complex="12pt"/>
    </style:style>
    <style:style style:name="P27" style:parent-style-name="Normal" style:family="paragraph">
      <style:paragraph-properties style:text-autospace="none" fo:margin-bottom="0in" fo:line-height="100%"/>
      <style:text-properties style:font-name="Times New Roman" fo:font-size="12pt" style:font-size-asian="12pt" style:font-size-complex="12pt"/>
    </style:style>
    <style:style style:name="P28" style:parent-style-name="Normal" style:family="paragraph">
      <style:paragraph-properties style:text-autospace="none" fo:margin-bottom="0in" fo:line-height="100%"/>
      <style:text-properties style:font-name="Times New Roman" fo:font-size="12pt" style:font-size-asian="12pt" style:font-size-complex="12pt"/>
    </style:style>
    <style:style style:name="P29" style:parent-style-name="Normal" style:family="paragraph">
      <style:paragraph-properties style:text-autospace="none" fo:margin-bottom="0in" fo:line-height="100%"/>
    </style:style>
    <style:style style:name="P30" style:parent-style-name="Normal" style:family="paragraph">
      <style:paragraph-properties style:text-autospace="none" fo:margin-bottom="0in" fo:line-height="100%"/>
      <style:text-properties style:font-name="Times New Roman" fo:font-size="12pt" style:font-size-asian="12pt" style:font-size-complex="12pt"/>
    </style:style>
    <style:style style:name="P31" style:parent-style-name="Normal" style:family="paragraph">
      <style:paragraph-properties style:text-autospace="none" fo:margin-bottom="0in" fo:line-height="100%"/>
    </style:style>
    <style:style style:name="P32"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33" style:parent-style-name="Normal" style:family="paragraph">
      <style:paragraph-properties style:text-autospace="none" fo:margin-bottom="0in" fo:line-height="100%"/>
    </style:style>
    <style:style style:name="T34" style:parent-style-name="DefaultParagraphFont" style:family="text">
      <style:text-properties style:font-name="Times New Roman" fo:font-weight="bold" style:font-weight-asian="bold" style:font-weight-complex="bold" fo:font-size="14pt" style:font-size-asian="14pt" style:font-size-complex="14pt"/>
    </style:style>
    <style:style style:name="T35" style:parent-style-name="DefaultParagraphFont" style:family="text">
      <style:text-properties style:font-name="Times New Roman" fo:font-size="12pt" style:font-size-asian="12pt" style:font-size-complex="12pt"/>
    </style:style>
    <style:style style:name="P36" style:parent-style-name="Normal" style:family="paragraph">
      <style:paragraph-properties style:text-autospace="none" fo:margin-bottom="0in" fo:line-height="100%"/>
      <style:text-properties style:font-name="Times New Roman" fo:font-size="12pt" style:font-size-asian="12pt" style:font-size-complex="12pt"/>
    </style:style>
    <style:style style:name="P37" style:parent-style-name="Normal" style:family="paragraph">
      <style:paragraph-properties style:text-autospace="none" fo:margin-bottom="0in" fo:line-height="100%"/>
      <style:text-properties style:font-name="Times New Roman" fo:font-size="12pt" style:font-size-asian="12pt" style:font-size-complex="12pt"/>
    </style:style>
    <style:style style:name="P38" style:parent-style-name="Normal" style:family="paragraph">
      <style:paragraph-properties style:text-autospace="none" fo:margin-bottom="0in" fo:line-height="100%"/>
      <style:text-properties style:font-name="Times New Roman" fo:font-size="12pt" style:font-size-asian="12pt" style:font-size-complex="12pt"/>
    </style:style>
    <style:style style:name="P39" style:parent-style-name="Normal" style:family="paragraph">
      <style:paragraph-properties style:text-autospace="none" fo:margin-bottom="0in" fo:line-height="100%"/>
      <style:text-properties style:font-name="Times New Roman" fo:font-size="12pt" style:font-size-asian="12pt" style:font-size-complex="12pt"/>
    </style:style>
    <style:style style:name="P40" style:parent-style-name="Normal" style:family="paragraph">
      <style:paragraph-properties style:text-autospace="none" fo:margin-bottom="0in" fo:line-height="100%"/>
      <style:text-properties style:font-name="Times New Roman" fo:font-size="12pt" style:font-size-asian="12pt" style:font-size-complex="12pt"/>
    </style:style>
    <style:style style:name="P41" style:parent-style-name="Normal" style:family="paragraph">
      <style:paragraph-properties style:text-autospace="none" fo:margin-bottom="0in" fo:line-height="100%"/>
      <style:text-properties style:font-name="Times New Roman" fo:font-size="12pt" style:font-size-asian="12pt" style:font-size-complex="12pt"/>
    </style:style>
    <style:style style:name="P42" style:parent-style-name="Normal" style:family="paragraph">
      <style:paragraph-properties style:text-autospace="none" fo:margin-bottom="0in" fo:line-height="100%"/>
      <style:text-properties style:font-name="Times New Roman" fo:font-size="12pt" style:font-size-asian="12pt" style:font-size-complex="12pt"/>
    </style:style>
    <style:style style:name="P43" style:parent-style-name="Normal" style:family="paragraph">
      <style:paragraph-properties style:text-autospace="none" fo:margin-bottom="0in" fo:line-height="100%"/>
      <style:text-properties style:font-name="Times New Roman" fo:font-size="12pt" style:font-size-asian="12pt" style:font-size-complex="12pt"/>
    </style:style>
    <style:style style:name="P44"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45"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46"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47"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48"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49"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50" style:parent-style-name="Normal" style:family="paragraph">
      <style:paragraph-properties style:text-autospace="none" fo:margin-bottom="0in" fo:line-height="100%"/>
    </style:style>
    <style:style style:name="T51" style:parent-style-name="DefaultParagraphFont"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size="12pt" style:font-size-asian="12pt" style:font-size-complex="12pt"/>
    </style:style>
    <style:style style:name="T62" style:parent-style-name="DefaultParagraphFont" style:family="text">
      <style:text-properties style:font-name="Times New Roman"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P68" style:parent-style-name="Normal" style:family="paragraph">
      <style:paragraph-properties style:text-autospace="none" fo:margin-bottom="0in" fo:line-height="100%"/>
      <style:text-properties style:font-name="Times New Roman" fo:font-size="12pt" style:font-size-asian="12pt" style:font-size-complex="12pt"/>
    </style:style>
    <style:style style:name="P69" style:parent-style-name="Normal" style:family="paragraph">
      <style:paragraph-properties style:text-autospace="none" fo:margin-bottom="0in" fo:line-height="100%"/>
      <style:text-properties style:font-name="Times New Roman" fo:font-size="12pt" style:font-size-asian="12pt" style:font-size-complex="12pt"/>
    </style:style>
    <style:style style:name="P70" style:parent-style-name="Normal" style:family="paragraph">
      <style:paragraph-properties style:text-autospace="none" fo:margin-bottom="0in" fo:line-height="100%"/>
      <style:text-properties style:font-name="Times New Roman" fo:font-size="12pt" style:font-size-asian="12pt" style:font-size-complex="12pt"/>
    </style:style>
    <style:style style:name="P71"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72" style:parent-style-name="Normal" style:family="paragraph">
      <style:paragraph-properties fo:margin-bottom="0in" fo:line-height="100%"/>
      <style:text-properties style:font-name="Times New Roman" fo:font-size="12pt" style:font-size-asian="12pt" style:font-size-complex="12pt"/>
    </style:style>
    <style:style style:name="P73" style:parent-style-name="ListParagraph" style:list-style-name="LFO3" style:family="paragraph">
      <style:paragraph-properties fo:margin-bottom="0in" fo:line-height="100%"/>
      <style:text-properties style:font-name="Times New Roman" fo:font-size="12pt" style:font-size-asian="12pt" style:font-size-complex="12pt"/>
    </style:style>
    <style:style style:name="P74" style:parent-style-name="ListParagraph" style:list-style-name="LFO3" style:family="paragraph">
      <style:paragraph-properties fo:margin-bottom="0in" fo:line-height="100%"/>
      <style:text-properties style:font-name="Times New Roman"/>
    </style:style>
    <style:style style:name="P75" style:parent-style-name="Normal" style:family="paragraph">
      <style:paragraph-properties fo:margin-bottom="0in" fo:line-height="100%"/>
      <style:text-properties style:font-name="Times New Roman" fo:font-size="12pt" style:font-size-asian="12pt" style:font-size-complex="12pt"/>
    </style:style>
    <style:style style:name="P76" style:parent-style-name="ListParagraph" style:list-style-name="LFO3" style:family="paragraph">
      <style:paragraph-properties fo:margin-bottom="0in" fo:line-height="100%"/>
      <style:text-properties style:font-name="Times New Roman" fo:font-size="12pt" style:font-size-asian="12pt" style:font-size-complex="12pt"/>
    </style:style>
    <style:style style:name="P77" style:parent-style-name="ListParagraph" style:list-style-name="LFO3" style:family="paragraph">
      <style:paragraph-properties fo:margin-bottom="0in" fo:line-height="100%"/>
      <style:text-properties style:font-name="Times New Roman"/>
    </style:style>
    <style:style style:name="P78" style:parent-style-name="Normal" style:family="paragraph">
      <style:paragraph-properties fo:margin-bottom="0in" fo:line-height="100%"/>
      <style:text-properties style:font-name="Times New Roman" fo:font-size="12pt" style:font-size-asian="12pt" style:font-size-complex="12pt"/>
    </style:style>
    <style:style style:name="P79" style:parent-style-name="ListParagraph" style:list-style-name="LFO3" style:family="paragraph">
      <style:paragraph-properties fo:margin-bottom="0in" fo:line-height="100%"/>
      <style:text-properties style:font-name="Times New Roman"/>
    </style:style>
    <style:style style:name="P80" style:parent-style-name="ListParagraph" style:list-style-name="LFO3" style:family="paragraph">
      <style:paragraph-properties fo:margin-bottom="0in" fo:line-height="100%"/>
    </style:style>
    <style:style style:name="T81" style:parent-style-name="DefaultParagraphFont" style:family="text">
      <style:text-properties style:font-name="Times New Roman"/>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Eric Swanson, Eric Roth, Richard Klafter</text:p>
      <text:p text:style-name="P2">CS668 Final Project Design Document</text:p>
      <text:p text:style-name="P3">Due: April 21, 2011</text:p>
      <text:p text:style-name="P4">Parallel Coherent Noise</text:p>
      <text:p text:style-name="P5">I. Background and Motivation</text:p>
      <text:p text:style-name="P6">Coherent noise is often used by graphic programmers for a wide range of tasks including terrain generation and natural looking texture generation. Generating coherent noise consists of many operations at thousands of points and is therefore computationally expensive. There are several popular open source coherent noise generations targeting the CPU (http://libnoise.sourceforge.net/) but none targeting the GPU.<text:s/></text:p>
      <text:p text:style-name="P7"><text:line-break/>Coherent noise functions are constructed in such a way that a single point can be evaluated efficiently without evaluating the values of its neighbors. Evaluating the value of a single point is<text:s/>inherently<text:s/>a serial operation and our implementation will not try to paralyze the evaluation of a single point.<text:s/>Usually<text:s/>it is desirable to evaluate the value of many points at once and this evaluation is what our library<text:s/>parallelizes.</text:p>
      <text:p text:style-name="P8"/>
      <text:p text:style-name="P9">II. Application-level Objectives</text:p>
      <text:p text:style-name="P10">Goals</text:p>
      <text:list text:style-name="LFO1" text:continue-numbering="true">
        <text:list-item>
          <text:p text:style-name="P11">To develop an extensible<text:s/>interactive<text:s/>library for generating<text:s/>and combing<text:s/>different types of<text:s/>3D<text:s/>coherent noise on the GPU using OpenCL</text:p>
        </text:list-item>
      </text:list>
      <text:p text:style-name="P12">Required Features</text:p>
      <text:list text:style-name="LFO1" text:continue-numbering="true">
        <text:list-item>
          <text:p text:style-name="P13">Implement a system where a user can combine different noise functions<text:s/></text:p>
        </text:list-item>
        <text:list-item>
          <text:p text:style-name="P14">Implement Worley noise</text:p>
        </text:list-item>
      </text:list>
      <text:p text:style-name="P15">Optional Features</text:p>
      <text:list text:style-name="LFO2" text:continue-numbering="true">
        <text:list-item>
          <text:p text:style-name="P16">Implement a GUI for editing noise graphs.</text:p>
        </text:list-item>
        <text:list-item>
          <text:p text:style-name="P17">Implement Perlin noise</text:p>
        </text:list-item>
      </text:list>
      <text:p text:style-name="P18"/>
      <text:p text:style-name="P19">III. Design Overview</text:p>
      <text:p text:style-name="P20">A directed graph with no cycles is the most flexible structure for combining different noise functions but is complex to construct and evaluate.<text:s/>Therefore, our<text:s/>library will restrict noise function graphs to directed trees.</text:p>
      <text:p text:style-name="P21"/>
      <text:p text:style-name="P22">The<text:s/>code which evaluates the noise functions will be written in OpenCL. OpenCL does not have support for function pointers or anything similar so in order to enable different trees to be constructed the source code for the trees will have to be generated at runtime. This should not be an issue because OpenCL allows runtime compilation. Python will be used to construct, compile, and run graphs.</text:p>
      <text:p text:style-name="P23"/>
      <text:p text:style-name="P24"/>
      <text:p text:style-name="P25"/>
      <text:p text:style-name="P26"/>
      <text:p text:style-name="P27"/>
      <text:soft-page-break/>
      <text:p text:style-name="P28">In order to best utilize Python’s interactive nature<text:s/>and allow users to interactively design noise<text:s/>trees, the<text:s/>trees will be created by populating a stack.<text:s/>This will allow users to<text:s/>easily<text:s/>design noise trees without a GUI<text:s/>using python code.<text:s/>For example<text:s/>the<text:s/>noise<text:s/>tree</text:p>
      <text:p text:style-name="P29"><draw:frame draw:z-index="0" draw:id="id0" draw:style-name="a0" draw:name="Object 1" text:anchor-type="as-char" svg:x="0in" svg:y="0in" svg:width="3.75in" svg:height="1.5in" style:rel-width="scale" style:rel-height="scale"><draw:object-ole draw:class-id="76E9291E-57BD-45B4-8DA4-E4AC599DD39E" xlink:href="Object 1" xlink:type="simple" xlink:show="embed" xlink:actuate="onLoad"/><draw:image xlink:href="ObjectReplacements/Object 1" xlink:type="simple" xlink:show="embed" xlink:actuate="onLoad"/><svg:desc/></draw:frame></text:p>
      <text:p text:style-name="P30">is represented by the stack</text:p>
      <text:p text:style-name="P31"><draw:frame draw:z-index="0" draw:id="id1" draw:style-name="a1" draw:name="Object 2" text:anchor-type="as-char" svg:x="0in" svg:y="0in" svg:width="0.75in" svg:height="1.5in" style:rel-width="scale" style:rel-height="scale"><draw:object-ole draw:class-id="76E9291E-57BD-45B4-8DA4-E4AC599DD39E" xlink:href="Object 2" xlink:type="simple" xlink:show="embed" xlink:actuate="onLoad"/><draw:image xlink:href="ObjectReplacements/Object 2" xlink:type="simple" xlink:show="embed" xlink:actuate="onLoad"/><svg:desc/></draw:frame></text:p>
      <text:p text:style-name="P32"/>
      <text:p text:style-name="P33"><text:span text:style-name="T34">IV. Performance Goals</text:span><text:span text:style-name="T35"><text:s/></text:span></text:p>
      <text:p text:style-name="P36">The open source coherent noise libraries available<text:s/>today<text:s/>run<text:s/>in parallel but are written to run on the CPU and therefore are limited to just a few threads. Our implementation will run on the GPU where hundreds of threads are available.<text:s/></text:p>
      <text:p text:style-name="P37"/>
      <text:p text:style-name="P38">We will now analyze the theoretical speedup our solution affords us.<text:s/>Our basic operation is the evaluation of a single point. If we need to evaluation the noise function at n points the time required should theoretically be n/p where p is the number of processors available.<text:s/>A typical CPU today has four threads and a typical GPU has<text:s/>256<text:s/>threads. Theoretically we should see a speed up of 256/4=64x.</text:p>
      <text:p text:style-name="P39"/>
      <text:p text:style-name="P40">There are other factors<text:s/>to consider including<text:s/>the bandwidth and hardware differences. Keeping this in mind our<text:s/>goal is a 50x speedup over CPU implementations.</text:p>
      <text:p text:style-name="P41"/>
      <text:p text:style-name="P42">Our library is designed to allow the user to interactively<text:s/>combine noise functions<text:s/>by manipulating a tree. It takes time to compile a tree after it has been modified.<text:s/>Therefore, we<text:s/>will try to reduce<text:s/>the amount of time it takes to compile a<text:s/>tree<text:s/>and<text:s/>minimize how often the<text:s/>noise tree<text:s/>is compiled.</text:p>
      <text:p text:style-name="P43"/>
      <text:p text:style-name="P44"/>
      <text:p text:style-name="P45"/>
      <text:p text:style-name="P46"/>
      <text:p text:style-name="P47"/>
      <text:p text:style-name="P48"/>
      <text:soft-page-break/>
      <text:p text:style-name="P49">V. Verification</text:p>
      <text:p text:style-name="P50"><text:span text:style-name="T51">Many of functions which manipulate the results of noise functions can easily be tested</text:span><text:span text:style-name="T52"><text:s/>by simply verifying that output is correc</text:span><text:span text:style-name="T53">t for several different</text:span><text:span text:style-name="T54"><text:s/>input</text:span><text:span text:style-name="T55">s</text:span><text:span text:style-name="T56">. It is more difficult to verify the noise functions themselves. Because of slight variations in hardware and implementation one cannot verify the correct implementation of the noise functions by comparing their output to existing implementations. This means the<text:s/></text:span><text:span text:style-name="T57">simplest way</text:span><text:span text:style-name="T58"><text:s/>to verify the correct output of a noise function is by<text:s/></text:span><text:span text:style-name="T59">visually inspecting a noise function</text:span><text:span text:style-name="T60">’</text:span><text:span text:style-name="T61">s output. This is not the most<text:s/></text:span><text:span text:style-name="T62">thorough</text:span><text:span text:style-name="T63"><text:s/>way to verify output but</text:span><text:span text:style-name="T64"><text:s/>it</text:span><text:span text:style-name="T65"><text:s/>should be<text:s/></text:span><text:span text:style-name="T66">satisfactory</text:span><text:span text:style-name="T67">.</text:span></text:p>
      <text:p text:style-name="P68"/>
      <text:p text:style-name="P69">We are implementing our<text:s/>coherent noise library using OpenCL. NVIDIA has written a driver that will allow OpenCL to<text:s/>run<text:s/>on the CPU. We will verify our performance improvement by running our code on the CPU<text:s/>using NVIDIA’s driver and comparing the results to our code running on the GPU. <text:s/></text:p>
      <text:p text:style-name="P70"/>
      <text:p text:style-name="P71">VI. Schedule and Division of Work</text:p>
      <text:p text:style-name="P72">Eric Swanson</text:p>
      <text:list text:style-name="LFO3" text:continue-numbering="true">
        <text:list-item>
          <text:p text:style-name="P73">Implement Worley Noise</text:p>
        </text:list-item>
        <text:list-item>
          <text:p text:style-name="P74">Implement/Improve<text:s/>compilation framework</text:p>
        </text:list-item>
      </text:list>
      <text:p text:style-name="P75">Eric Roth</text:p>
      <text:list text:style-name="LFO3" text:continue-numbering="true">
        <text:list-item>
          <text:p text:style-name="P76">Implement LUT<text:s/>function</text:p>
        </text:list-item>
        <text:list-item>
          <text:p text:style-name="P77">Implement/Improve compilation framework</text:p>
        </text:list-item>
      </text:list>
      <text:p text:style-name="P78">Richard Klafter</text:p>
      <text:list text:style-name="LFO3" text:continue-numbering="true">
        <text:list-item>
          <text:p text:style-name="P79">Implement functions to combine noise functions</text:p>
        </text:list-item>
        <text:list-item>
          <text:p text:style-name="P80"><text:span text:style-name="T81">Implement/Improve compilation framewor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Richard</meta:initial-creator>
    <dc:creator>Richard</dc:creator>
    <meta:creation-date>2011-04-24T04:37:00Z</meta:creation-date>
    <dc:date>2011-04-26T05:26:00Z</dc:date>
    <meta:print-date>2011-04-26T05:22:00Z</meta:print-date>
    <meta:template xlink:href="Normal.dotm" xlink:type="simple"/>
    <meta:editing-cycles>120</meta:editing-cycles>
    <meta:editing-duration>PT31500S</meta:editing-duration>
    <meta:document-statistic meta:page-count="3" meta:paragraph-count="9" meta:word-count="702" meta:character-count="4699" meta:row-count="33" meta:non-whitespace-character-count="4006"/>
  </office:meta>
</office:document-meta>
</file>